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8pt" style:font-size-asian="8pt" style:font-size-complex="8pt"/>
    </style:style>
    <style:style style:name="P3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7" style:parent-style-name="LO-Normal" style:family="paragraph">
      <style:paragraph-properties fo:margin-bottom="0in" fo:margin-left="0.25in" fo:margin-right="-1.1812in">
        <style:tab-stops/>
      </style:paragraph-properties>
      <style:text-properties fo:font-weight="bold" style:font-weight-asian="bold" fo:font-size="8pt" style:font-size-asian="8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AK242277696BR</text:p>
        </text:list-item>
        <text:list-item>
          <text:p text:style-name="P305">AA202234882BR</text:p>
        </text:list-item>
        <text:list-item>
          <text:p text:style-name="P306">AK241571317BR</text:p>
        </text:list-item>
        <text:list-item>
          <text:p text:style-name="P307">AK240440726BR</text:p>
        </text:list-item>
        <text:list-item>
          <text:p text:style-name="P308">AA203225428BR</text:p>
        </text:list-item>
        <text:list-item>
          <text:p text:style-name="P309">AK242325621BR</text:p>
        </text:list-item>
        <text:list-item>
          <text:p text:style-name="P310">AK241302385BR</text:p>
        </text:list-item>
        <text:list-item>
          <text:p text:style-name="P311">AK242141163BR</text:p>
        </text:list-item>
        <text:list-item>
          <text:p text:style-name="P312">AK242140640BR</text:p>
        </text:list-item>
        <text:list-item>
          <text:p text:style-name="P313">AK241716475BR</text:p>
        </text:list-item>
        <text:list-item>
          <text:p text:style-name="P314">AK240408093BR</text:p>
        </text:list-item>
        <text:list-item>
          <text:p text:style-name="P315">AK240524718BR</text:p>
        </text:list-item>
        <text:list-item>
          <text:p text:style-name="P316">AK241996869BR</text:p>
        </text:list-item>
        <text:list-item>
          <text:p text:style-name="P317">AK240689694BR</text:p>
        </text:list-item>
        <text:list-item>
          <text:p text:style-name="P318">AK242003431BR</text:p>
        </text:list-item>
        <text:list-item>
          <text:p text:style-name="P319">AK240759214BR</text:p>
        </text:list-item>
        <text:list-item>
          <text:p text:style-name="P320">AA203055715BR</text:p>
        </text:list-item>
        <text:list-item>
          <text:p text:style-name="P321">AA203170857BR</text:p>
        </text:list-item>
        <text:list-item>
          <text:p text:style-name="P322">AK242070229BR</text:p>
        </text:list-item>
        <text:list-item>
          <text:p text:style-name="P323">AA202901952BR</text:p>
        </text:list-item>
        <text:list-item>
          <text:p text:style-name="P324">AK241976816BR</text:p>
        </text:list-item>
        <text:list-item>
          <text:p text:style-name="P325">AK242028098BR</text:p>
        </text:list-item>
        <text:list-item>
          <text:p text:style-name="P326">AK241768946BR</text:p>
        </text:list-item>
        <text:list-item>
          <text:p text:style-name="P327">AK241780814BR</text:p>
        </text:list-item>
        <text:list-item>
          <text:p text:style-name="P328">AK241871268BR</text:p>
        </text:list-item>
        <text:list-item>
          <text:p text:style-name="P329">AK242052857BR</text:p>
        </text:list-item>
        <text:list-item>
          <text:p text:style-name="P330">AK242365736BR</text:p>
        </text:list-item>
        <text:list-item>
          <text:p text:style-name="P331">AK242117093BR</text:p>
        </text:list-item>
        <text:list-item>
          <text:p text:style-name="P332">AA203128219BR</text:p>
        </text:list-item>
        <text:list-item>
          <text:p text:style-name="P333">AK241970075BR</text:p>
        </text:list-item>
        <text:list-item>
          <text:p text:style-name="P334">AK241764286BR</text:p>
        </text:list-item>
        <text:list-item>
          <text:p text:style-name="P335">AA202477120BR</text:p>
        </text:list-item>
        <text:list-item>
          <text:p text:style-name="P336">AK240712340BR</text:p>
        </text:list-item>
        <text:list-item>
          <text:p text:style-name="P337">AA202877175BR</text:p>
        </text:list-item>
        <text:list-item>
          <text:p text:style-name="P338">AA203679327BR</text:p>
        </text:list-item>
        <text:list-item>
          <text:p text:style-name="P339">AK240774137BR</text:p>
        </text:list-item>
        <text:list-item>
          <text:p text:style-name="P340">AK240714836BR</text:p>
        </text:list-item>
        <text:list-item>
          <text:p text:style-name="P341">AA202207343BR</text:p>
        </text:list-item>
        <text:list-item>
          <text:p text:style-name="P342">AK240562115BR</text:p>
        </text:list-item>
        <text:list-item>
          <text:p text:style-name="P343">AK240577004BR</text:p>
        </text:list-item>
        <text:list-item>
          <text:p text:style-name="P344">AK242413096BR</text:p>
        </text:list-item>
        <text:list-item>
          <text:p text:style-name="P345">AK241006388BR</text:p>
        </text:list-item>
        <text:list-item>
          <text:p text:style-name="P346">AA202075090BR</text:p>
        </text:list-item>
        <text:list-item>
          <text:p text:style-name="P347">AK240703011BR</text:p>
        </text:list-item>
        <text:list-item>
          <text:p text:style-name="P348">AK240832197BR</text:p>
        </text:list-item>
        <text:list-item>
          <text:p text:style-name="P349">AK240865592BR</text:p>
        </text:list-item>
        <text:list-item>
          <text:p text:style-name="P350">AK240528808BR</text:p>
        </text:list-item>
        <text:list-item>
          <text:p text:style-name="P351">AK241912268BR</text:p>
        </text:list-item>
        <text:list-item>
          <text:p text:style-name="P352">AK241715740BR</text:p>
        </text:list-item>
        <text:list-item>
          <text:p text:style-name="P353">AA203088903BR</text:p>
        </text:list-item>
        <text:list-item>
          <text:p text:style-name="P354">AK241843165BR</text:p>
        </text:list-item>
        <text:list-item>
          <text:p text:style-name="P355">AA203046188BR</text:p>
        </text:list-item>
        <text:list-item>
          <text:p text:style-name="P356">AK241683070BR</text:p>
        </text:list-item>
        <text:list-item>
          <text:p text:style-name="P357">AA202974725BR</text:p>
        </text:list-item>
        <text:list-item>
          <text:p text:style-name="P358">AA202971406BR</text:p>
        </text:list-item>
        <text:list-item>
          <text:p text:style-name="P359">AA202458046BR</text:p>
        </text:list-item>
        <text:list-item>
          <text:p text:style-name="P360">AK241877787BR</text:p>
        </text:list-item>
        <text:list-item>
          <text:p text:style-name="P361">AK241797409BR</text:p>
        </text:list-item>
        <text:list-item>
          <text:p text:style-name="P362">AK241854976BR</text:p>
        </text:list-item>
        <text:list-item>
          <text:p text:style-name="P363">AK241688580BR</text:p>
        </text:list-item>
        <text:list-item>
          <text:p text:style-name="P364">AA202955709BR</text:p>
        </text:list-item>
        <text:list-item>
          <text:p text:style-name="P365">AA202955519BR</text:p>
        </text:list-item>
        <text:list-item>
          <text:p text:style-name="P366">AK241615675BR</text:p>
        </text:list-item>
        <text:list-item>
          <text:p text:style-name="P367">AK241734868BR</text:p>
        </text:list-item>
        <text:list-item>
          <text:p text:style-name="P368">AK241748306BR</text:p>
        </text:list-item>
        <text:list-item>
          <text:p text:style-name="P369">AK241640940BR</text:p>
        </text:list-item>
        <text:list-item>
          <text:p text:style-name="P370">AA202942095BR</text:p>
        </text:list-item>
        <text:list-item>
          <text:p text:style-name="P371">AA202949235BR</text:p>
        </text:list-item>
        <text:list-item>
          <text:p text:style-name="P372">AK110072835BR</text:p>
        </text:list-item>
        <text:list-item>
          <text:p text:style-name="P373">AA203639606BR</text:p>
        </text:list-item>
        <text:list-item>
          <text:p text:style-name="P374">AK242028019BR</text:p>
        </text:list-item>
        <text:list-item>
          <text:p text:style-name="P375">AK241912170BR</text:p>
        </text:list-item>
        <text:list-item>
          <text:p text:style-name="P376">AK241885695BR</text:p>
        </text:list-item>
        <text:list-item>
          <text:p text:style-name="P377">AA203044235BR</text:p>
        </text:list-item>
        <text:list-item>
          <text:p text:style-name="P378">AK242292755BR</text:p>
        </text:list-item>
        <text:list-item>
          <text:p text:style-name="P379">AK242136265BR</text:p>
        </text:list-item>
        <text:list-item>
          <text:p text:style-name="P380">AK242144054BR</text:p>
        </text:list-item>
        <text:list-item>
          <text:p text:style-name="P381">AA203313140BR</text:p>
        </text:list-item>
        <text:list-item>
          <text:p text:style-name="P382">AA202763010BR</text:p>
        </text:list-item>
        <text:list-item>
          <text:p text:style-name="P383">AK242214912BR</text:p>
        </text:list-item>
        <text:list-item>
          <text:p text:style-name="P384">AK242257776BR</text:p>
        </text:list-item>
        <text:list-item>
          <text:p text:style-name="P385">AA203181925BR</text:p>
        </text:list-item>
        <text:list-item>
          <text:p text:style-name="P386">AK241996838BR</text:p>
        </text:list-item>
        <text:list-item>
          <text:p text:style-name="P387">AA202542035BR</text:p>
        </text:list-item>
        <text:list-item>
          <text:p text:style-name="P388">AK240426843BR</text:p>
        </text:list-item>
        <text:list-item>
          <text:p text:style-name="P389">AA203086142BR</text:p>
        </text:list-item>
        <text:list-item>
          <text:p text:style-name="P390">AA203134571BR</text:p>
        </text:list-item>
        <text:list-item>
          <text:p text:style-name="P391">AA203009485BR</text:p>
        </text:list-item>
        <text:list-item>
          <text:p text:style-name="P392">AA202608576BR</text:p>
        </text:list-item>
        <text:list-item>
          <text:p text:style-name="P393">AK242238159BR</text:p>
        </text:list-item>
        <text:list-item>
          <text:p text:style-name="P394">AK242436295BR</text:p>
        </text:list-item>
        <text:list-item>
          <text:p text:style-name="P395">AK241036243BR</text:p>
        </text:list-item>
        <text:list-item>
          <text:p text:style-name="P396">AK241213685BR</text:p>
        </text:list-item>
        <text:list-item>
          <text:p text:style-name="P397">AK240330884BR</text:p>
        </text:list-item>
        <text:list-item>
          <text:p text:style-name="P398">AK242262453BR</text:p>
        </text:list-item>
        <text:list-item>
          <text:p text:style-name="P399">AK241242378BR</text:p>
        </text:list-item>
        <text:list-item>
          <text:p text:style-name="P400">AK110044485BR</text:p>
        </text:list-item>
        <text:list-item>
          <text:p text:style-name="P401">AK241144225BR</text:p>
        </text:list-item>
        <text:list-item>
          <text:p text:style-name="P402">AA202558835BR</text:p>
        </text:list-item>
        <text:list-item>
          <text:p text:style-name="P403">AA201878118BR</text:p>
        </text:list-item>
        <text:list-item>
          <text:p text:style-name="P404">AA203074776BR</text:p>
        </text:list-item>
        <text:list-item>
          <text:p text:style-name="P405">AA203292555BR</text:p>
        </text:list-item>
        <text:list-item>
          <text:p text:style-name="P406">AA201948560BR</text:p>
        </text:list-item>
        <text:list-item>
          <text:p text:style-name="P407">AK241438114BR</text:p>
        </text:list-item>
        <text:list-item>
          <text:p text:style-name="P408">AK240470590BR</text:p>
        </text:list-item>
        <text:list-item>
          <text:p text:style-name="P409">AK241827627BR</text:p>
        </text:list-item>
        <text:list-item>
          <text:p text:style-name="P410">AA201837847BR</text:p>
        </text:list-item>
        <text:list-item>
          <text:p text:style-name="P411">AA202940179BR</text:p>
        </text:list-item>
        <text:list-item>
          <text:p text:style-name="P412">AK241423049BR</text:p>
        </text:list-item>
        <text:list-item>
          <text:p text:style-name="P413">AA203615940BR</text:p>
        </text:list-item>
        <text:list-item>
          <text:p text:style-name="P414">AA201811751BR</text:p>
        </text:list-item>
        <text:list-item>
          <text:p text:style-name="P415">AK242400543BR</text:p>
        </text:list-item>
        <text:list-item>
          <text:p text:style-name="P416">AK241677732BR</text:p>
        </text:list-item>
        <text:list-item>
          <text:p text:style-name="P417">AK241671125BR</text:p>
        </text:list-item>
        <text:list-item>
          <text:p text:style-name="P418">AK241826051BR</text:p>
        </text:list-item>
        <text:list-item>
          <text:p text:style-name="P419">AA202976108BR</text:p>
        </text:list-item>
        <text:list-item>
          <text:p text:style-name="P420">AK242298943BR</text:p>
        </text:list-item>
        <text:list-item>
          <text:p text:style-name="P421">AK241613480BR</text:p>
        </text:list-item>
        <text:list-item>
          <text:p text:style-name="P422">AK241401304BR</text:p>
        </text:list-item>
        <text:list-item>
          <text:p text:style-name="P423">AK241226300BR</text:p>
        </text:list-item>
        <text:list-item>
          <text:p text:style-name="P424">AA201972382BR</text:p>
        </text:list-item>
        <text:list-item>
          <text:p text:style-name="P425">AA203217877BR</text:p>
        </text:list-item>
        <text:list-item>
          <text:p text:style-name="P426">AA202667217BR</text:p>
        </text:list-item>
        <text:list-item>
          <text:p text:style-name="P427">AK241355701BR</text:p>
        </text:list-item>
        <text:list-item>
          <text:p text:style-name="P428">AK241360600BR</text:p>
        </text:list-item>
        <text:list-item>
          <text:p text:style-name="P429">AK241241165BR</text:p>
        </text:list-item>
        <text:list-item>
          <text:p text:style-name="P430">AA202540114BR</text:p>
        </text:list-item>
        <text:list-item>
          <text:p text:style-name="P431">AA202830010BR</text:p>
        </text:list-item>
        <text:list-item>
          <text:p text:style-name="P432">AA202875197BR</text:p>
        </text:list-item>
        <text:list-item>
          <text:p text:style-name="P433">AK241634079BR</text:p>
        </text:list-item>
        <text:list-item>
          <text:p text:style-name="P434">AK241589851BR</text:p>
        </text:list-item>
        <text:list-item>
          <text:p text:style-name="P435">AK241595945BR</text:p>
        </text:list-item>
        <text:list-item>
          <text:p text:style-name="P436">AK241752725BR</text:p>
        </text:list-item>
        <text:list-item>
          <text:p text:style-name="P437">AA202791112BR</text:p>
        </text:list-item>
        <text:list-item>
          <text:p text:style-name="P438">AK241901194BR</text:p>
        </text:list-item>
        <text:list-item>
          <text:p text:style-name="P439">AK110044468BR</text:p>
        </text:list-item>
        <text:list-item>
          <text:p text:style-name="P440">AK242342528BR</text:p>
        </text:list-item>
        <text:list-item>
          <text:p text:style-name="P441">AA203217355BR</text:p>
        </text:list-item>
        <text:list-item>
          <text:p text:style-name="P442">AA202752269BR</text:p>
        </text:list-item>
        <text:list-item>
          <text:p text:style-name="P443">AK241177833BR</text:p>
        </text:list-item>
        <text:list-item>
          <text:p text:style-name="P444">AK241895423BR</text:p>
        </text:list-item>
        <text:list-item>
          <text:p text:style-name="P445">AK242320726BR</text:p>
        </text:list-item>
        <text:list-item>
          <text:p text:style-name="P446">AK241872405BR</text:p>
        </text:list-item>
        <text:list-item>
          <text:p text:style-name="P447">AK240900334BR</text:p>
        </text:list-item>
        <text:list-item>
          <text:p text:style-name="P448">AK240854467BR</text:p>
        </text:list-item>
        <text:list-item>
          <text:p text:style-name="P449">AK241747040BR</text:p>
        </text:list-item>
        <text:list-item>
          <text:p text:style-name="P450">AK242058126BR</text:p>
        </text:list-item>
        <text:list-item>
          <text:p text:style-name="P451">AA203143560BR</text:p>
        </text:list-item>
        <text:list-item>
          <text:p text:style-name="P452">AA202876285BR</text:p>
        </text:list-item>
        <text:list-item>
          <text:p text:style-name="P453">AK241518183BR</text:p>
        </text:list-item>
        <text:list-item>
          <text:p text:style-name="P454">AK241134909BR</text:p>
        </text:list-item>
        <text:list-item>
          <text:p text:style-name="P455">AA202988208BR</text:p>
        </text:list-item>
        <text:list-item>
          <text:p text:style-name="P456">AK241493019BR</text:p>
        </text:list-item>
        <text:list-item>
          <text:p text:style-name="P457">AK241504745BR</text:p>
        </text:list-item>
        <text:list-item>
          <text:p text:style-name="P458">AK241485335BR</text:p>
        </text:list-item>
        <text:list-item>
          <text:p text:style-name="P459">AA203146040BR</text:p>
        </text:list-item>
        <text:list-item>
          <text:p text:style-name="P460">AK240467613BR</text:p>
        </text:list-item>
        <text:list-item>
          <text:p text:style-name="P461">AA202900170BR</text:p>
        </text:list-item>
        <text:list-item>
          <text:p text:style-name="P462">AK240662100BR</text:p>
        </text:list-item>
        <text:list-item>
          <text:p text:style-name="P463">AK241866360BR</text:p>
        </text:list-item>
        <text:list-item>
          <text:p text:style-name="P464">AA203243007BR</text:p>
        </text:list-item>
        <text:list-item>
          <text:p text:style-name="P465">AK240361555BR</text:p>
        </text:list-item>
        <text:list-item>
          <text:p text:style-name="P466">AK241976484BR</text:p>
        </text:list-item>
        <text:list-item>
          <text:p text:style-name="P467">AK241988301BR</text:p>
        </text:list-item>
        <text:list-item>
          <text:p text:style-name="P468">AK241891537BR</text:p>
        </text:list-item>
        <text:list-item>
          <text:p text:style-name="P469">AK241164928BR</text:p>
        </text:list-item>
        <text:list-item>
          <text:p text:style-name="P470">AK242319246BR</text:p>
        </text:list-item>
        <text:list-item>
          <text:p text:style-name="P471">AK242008221BR</text:p>
        </text:list-item>
        <text:list-item>
          <text:p text:style-name="P472">AK241988023BR</text:p>
        </text:list-item>
        <text:list-item>
          <text:p text:style-name="P473">AA203162878BR</text:p>
        </text:list-item>
        <text:list-item>
          <text:p text:style-name="P474">AK242190650BR</text:p>
        </text:list-item>
        <text:list-item>
          <text:p text:style-name="P475">AK241891259BR</text:p>
        </text:list-item>
        <text:list-item>
          <text:p text:style-name="P476">AK241359297BR</text:p>
        </text:list-item>
        <text:list-item>
          <text:p text:style-name="P477">AK241534345BR</text:p>
        </text:list-item>
        <text:list-item>
          <text:p text:style-name="P478">AK241465874BR</text:p>
        </text:list-item>
        <text:list-item>
          <text:p text:style-name="P479">AK242084364BR</text:p>
        </text:list-item>
        <text:list-item>
          <text:p text:style-name="P480">AK241901146BR</text:p>
        </text:list-item>
        <text:list-item>
          <text:p text:style-name="P481">AK241914140BR</text:p>
        </text:list-item>
        <text:list-item>
          <text:p text:style-name="P482">AK242377615BR</text:p>
        </text:list-item>
        <text:list-item>
          <text:p text:style-name="P483">AK241016500BR</text:p>
        </text:list-item>
        <text:list-item>
          <text:p text:style-name="P484">AK242127440BR</text:p>
        </text:list-item>
        <text:list-item>
          <text:p text:style-name="P485">AK241926911BR</text:p>
        </text:list-item>
        <text:list-item>
          <text:p text:style-name="P486">AK241942463BR</text:p>
        </text:list-item>
        <text:list-item>
          <text:p text:style-name="P487">AK241935670BR</text:p>
        </text:list-item>
        <text:list-item>
          <text:p text:style-name="P488">AA138390728BR</text:p>
        </text:list-item>
        <text:list-item>
          <text:p text:style-name="P489">AA202418869BR</text:p>
        </text:list-item>
        <text:list-item>
          <text:p text:style-name="P490">AA202470016BR</text:p>
        </text:list-item>
        <text:list-item>
          <text:p text:style-name="P491">AK241015447BR</text:p>
        </text:list-item>
        <text:list-item>
          <text:p text:style-name="P492">QQ450869515BR</text:p>
        </text:list-item>
        <text:list-item>
          <text:p text:style-name="P493">AA203193243BR</text:p>
        </text:list-item>
        <text:list-item>
          <text:p text:style-name="P494">AK240623619BR</text:p>
        </text:list-item>
        <text:list-item>
          <text:p text:style-name="P495">AK242338130BR</text:p>
        </text:list-item>
        <text:list-item>
          <text:p text:style-name="P496">AA203134948BR</text:p>
        </text:list-item>
        <text:list-item>
          <text:p text:style-name="P497">QQ450869492BR</text:p>
        </text:list-item>
        <text:list-item>
          <text:p text:style-name="P498">AA202324680BR</text:p>
        </text:list-item>
        <text:list-item>
          <text:p text:style-name="P499">AK242319325BR</text:p>
        </text:list-item>
        <text:list-item>
          <text:p text:style-name="P500">AA202825213BR</text:p>
        </text:list-item>
        <text:list-item>
          <text:p text:style-name="P501">AA202936188BR</text:p>
        </text:list-item>
        <text:list-item>
          <text:p text:style-name="P502">TI937903388BR</text:p>
        </text:list-item>
        <text:list-item>
          <text:p text:style-name="P503">AK241729050BR</text:p>
        </text:list-item>
        <text:list-item>
          <text:p text:style-name="P504">AK241206146BR</text:p>
        </text:list-item>
        <text:list-item>
          <text:p text:style-name="P505">AK241682220BR</text:p>
        </text:list-item>
        <text:list-item>
          <text:p text:style-name="P506">AA202584795BR</text:p>
        </text:list-item>
        <text:list-item>
          <text:p text:style-name="P507">AK241518325BR</text:p>
        </text:list-item>
        <text:list-item>
          <text:p text:style-name="P508">AK241206512BR</text:p>
        </text:list-item>
        <text:list-item>
          <text:p text:style-name="P509">QQ450869501BR</text:p>
        </text:list-item>
        <text:list-item>
          <text:p text:style-name="P510">AK244207865BR</text:p>
        </text:list-item>
        <text:list-item>
          <text:p text:style-name="P511">AK244104322BR</text:p>
        </text:list-item>
        <text:list-item>
          <text:p text:style-name="P512">AA204372405BR</text:p>
        </text:list-item>
        <text:list-item>
          <text:p text:style-name="P513">AA204324170BR</text:p>
        </text:list-item>
        <text:list-item>
          <text:p text:style-name="P514">AK244138578BR</text:p>
        </text:list-item>
        <text:list-item>
          <text:p text:style-name="P515">AK244184056BR</text:p>
        </text:list-item>
        <text:list-item>
          <text:p text:style-name="P516">AA204417115BR</text:p>
        </text:list-item>
        <text:list-item>
          <text:p text:style-name="P517">AK244088134BR</text:p>
        </text:list-item>
        <text:list-item>
          <text:p text:style-name="P518">AK243886937BR</text:p>
        </text:list-item>
        <text:list-item>
          <text:p text:style-name="P519">AK243729083BR</text:p>
        </text:list-item>
        <text:list-item>
          <text:p text:style-name="P520">AA204539343BR</text:p>
        </text:list-item>
        <text:list-item>
          <text:p text:style-name="P521">AK242918721BR</text:p>
        </text:list-item>
        <text:list-item>
          <text:p text:style-name="P522">AA204677778BR</text:p>
        </text:list-item>
        <text:list-item>
          <text:p text:style-name="P523">AK243850835BR</text:p>
        </text:list-item>
        <text:list-item>
          <text:p text:style-name="P524">AK242933715BR</text:p>
        </text:list-item>
        <text:list-item>
          <text:p text:style-name="P525">AK242782238BR</text:p>
        </text:list-item>
        <text:list-item>
          <text:p text:style-name="P526">AA204414618BR</text:p>
        </text:list-item>
        <text:list-item>
          <text:p text:style-name="P527">AA204231107BR</text:p>
        </text:list-item>
        <text:list-item>
          <text:p text:style-name="P528">AK243534294BR</text:p>
        </text:list-item>
        <text:list-item>
          <text:p text:style-name="P529">AA204824723BR</text:p>
        </text:list-item>
        <text:list-item>
          <text:p text:style-name="P530">AA203772242BR</text:p>
        </text:list-item>
        <text:list-item>
          <text:p text:style-name="P531">AK242777428BR</text:p>
        </text:list-item>
        <text:list-item>
          <text:p text:style-name="P532">AK243497509BR</text:p>
        </text:list-item>
        <text:list-item>
          <text:p text:style-name="P533">AA204303020BR</text:p>
        </text:list-item>
        <text:list-item>
          <text:p text:style-name="P534">AK243499650BR</text:p>
        </text:list-item>
        <text:list-item>
          <text:p text:style-name="P535">AA204314328BR</text:p>
        </text:list-item>
        <text:list-item>
          <text:p text:style-name="P536">AA203823151BR</text:p>
        </text:list-item>
        <text:list-item>
          <text:p text:style-name="P537">AA203710441BR</text:p>
        </text:list-item>
        <text:list-item>
          <text:p text:style-name="P538">AA204610440BR</text:p>
        </text:list-item>
        <text:list-item>
          <text:p text:style-name="P539">AA204104655BR</text:p>
        </text:list-item>
        <text:list-item>
          <text:p text:style-name="P540">AK243498597BR</text:p>
        </text:list-item>
        <text:list-item>
          <text:p text:style-name="P541">AK242945157BR</text:p>
        </text:list-item>
        <text:list-item>
          <text:p text:style-name="P542">AA204322267BR</text:p>
        </text:list-item>
        <text:list-item>
          <text:p text:style-name="P543">AA204646665BR</text:p>
        </text:list-item>
        <text:list-item>
          <text:p text:style-name="P544">AK244134823BR</text:p>
        </text:list-item>
        <text:list-item>
          <text:p text:style-name="P545">AK243705039BR</text:p>
        </text:list-item>
        <text:list-item>
          <text:p text:style-name="P546">AK242741732BR</text:p>
        </text:list-item>
        <text:list-item>
          <text:p text:style-name="P547">AK24353838BR</text:p>
        </text:list-item>
        <text:list-item>
          <text:p text:style-name="P548">AK24262120BR</text:p>
        </text:list-item>
        <text:list-item>
          <text:p text:style-name="P549">AA20403653BR</text:p>
        </text:list-item>
        <text:list-item>
          <text:p text:style-name="P550">AK2421689BR</text:p>
        </text:list-item>
        <text:list-item>
          <text:p text:style-name="P551">AK243589267BR</text:p>
        </text:list-item>
        <text:list-item>
          <text:p text:style-name="P552">AK243725841BR</text:p>
        </text:list-item>
        <text:list-item>
          <text:p text:style-name="P553">AA20253257BR</text:p>
        </text:list-item>
        <text:list-item>
          <text:p text:style-name="P554">AK24174735BR</text:p>
        </text:list-item>
        <text:list-item>
          <text:p text:style-name="P555">QQ450869719BR</text:p>
        </text:list-item>
        <text:list-item>
          <text:p text:style-name="P556">AK242739654BR</text:p>
        </text:list-item>
        <text:list-item>
          <text:p text:style-name="P557">AK242521484BR</text:p>
        </text:list-item>
        <text:list-item>
          <text:p text:style-name="P558">AK24184351BR</text:p>
        </text:list-item>
        <text:list-item>
          <text:p text:style-name="P559">AA204715286BR</text:p>
        </text:list-item>
        <text:list-item>
          <text:p text:style-name="P560">AA20370703BR</text:p>
        </text:list-item>
        <text:list-item>
          <text:p text:style-name="P561">AA203748795BR</text:p>
        </text:list-item>
        <text:list-item>
          <text:p text:style-name="P562">AA204358142BR</text:p>
        </text:list-item>
        <text:list-item>
          <text:p text:style-name="P563">TI93790345BR</text:p>
        </text:list-item>
        <text:list-item>
          <text:p text:style-name="P564">AA203829619BR</text:p>
        </text:list-item>
        <text:list-item>
          <text:p text:style-name="P565">AK2426935BR</text:p>
        </text:list-item>
        <text:list-item>
          <text:p text:style-name="P566">QQ450869585BR</text:p>
        </text:list-item>
        <text:list-item>
          <text:p text:style-name="P567">AK243839645BR</text:p>
        </text:list-item>
        <text:list-item>
          <text:p text:style-name="P568">AK242687152BR</text:p>
        </text:list-item>
        <text:list-item>
          <text:p text:style-name="P569">AK243724231BR</text:p>
        </text:list-item>
        <text:list-item>
          <text:p text:style-name="P570">AA204321814BR</text:p>
        </text:list-item>
        <text:list-item>
          <text:p text:style-name="P571">AA204135318BR</text:p>
        </text:list-item>
        <text:list-item>
          <text:p text:style-name="P572">AK24294204BR</text:p>
        </text:list-item>
        <text:list-item>
          <text:p text:style-name="P573">AA203962895BR</text:p>
        </text:list-item>
        <text:list-item>
          <text:p text:style-name="P574">AK242747032BR</text:p>
        </text:list-item>
        <text:list-item>
          <text:p text:style-name="P575">AK241540853BR</text:p>
        </text:list-item>
        <text:list-item>
          <text:p text:style-name="P576">AK2417565BR</text:p>
        </text:list-item>
        <text:list-item>
          <text:p text:style-name="P577">AK24138198BR</text:p>
        </text:list-item>
        <text:list-item>
          <text:p text:style-name="P578">AK242747134BR</text:p>
        </text:list-item>
        <text:list-item>
          <text:p text:style-name="P579">AA2042070BR</text:p>
        </text:list-item>
        <text:list-item>
          <text:p text:style-name="P580">AA204023625BR</text:p>
        </text:list-item>
        <text:list-item>
          <text:p text:style-name="P581">AK241425BR</text:p>
        </text:list-item>
        <text:list-item>
          <text:p text:style-name="P582">AK242986580BR</text:p>
        </text:list-item>
        <text:list-item>
          <text:p text:style-name="P583">AA204018912BR</text:p>
        </text:list-item>
        <text:list-item>
          <text:p text:style-name="P584">AK240805280BR</text:p>
        </text:list-item>
        <text:list-item>
          <text:p text:style-name="P585">AA20402427BR</text:p>
        </text:list-item>
        <text:list-item>
          <text:p text:style-name="P586">QQ450869563BR</text:p>
        </text:list-item>
        <text:list-item>
          <text:p text:style-name="P587">AA2025835BR</text:p>
        </text:list-item>
        <text:list-item>
          <text:p text:style-name="P588">AK24238062BR</text:p>
        </text:list-item>
        <text:list-item>
          <text:p text:style-name="P589">AA202816021BR</text:p>
        </text:list-item>
        <text:list-item>
          <text:p text:style-name="P590">AA202058281BR</text:p>
        </text:list-item>
        <text:list-item>
          <text:p text:style-name="P591">AK24236921BR</text:p>
        </text:list-item>
        <text:list-item>
          <text:p text:style-name="P592">AK241013582BR</text:p>
        </text:list-item>
        <text:list-item>
          <text:p text:style-name="P593">AK24037474BR</text:p>
        </text:list-item>
        <text:list-item>
          <text:p text:style-name="P594">AK240504126BR</text:p>
        </text:list-item>
        <text:list-item>
          <text:p text:style-name="P595">AK241479374BR</text:p>
        </text:list-item>
        <text:list-item>
          <text:p text:style-name="P596">AA20287097BR</text:p>
        </text:list-item>
      </text:list>
      <text:p text:style-name="P5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4" style:parent-style-name="Fonteparág.padrão" style:family="text">
      <style:text-properties style:language-asian="pt" style:country-asian="BR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2951in" style:use-optimal-column-width="false"/>
    </style:style>
    <style:style style:name="TableColumn19" style:family="table-column">
      <style:table-column-properties style:column-width="1.0756in" style:use-optimal-column-width="false"/>
    </style:style>
    <style:style style:name="TableColumn20" style:family="table-column">
      <style:table-column-properties style:column-width="0.1965in" style:use-optimal-column-width="false"/>
    </style:style>
    <style:style style:name="TableColumn21" style:family="table-column">
      <style:table-column-properties style:column-width="0.1201in" style:use-optimal-column-width="false"/>
    </style:style>
    <style:style style:name="TableColumn22" style:family="table-column">
      <style:table-column-properties style:column-width="0.1826in" style:use-optimal-column-width="false"/>
    </style:style>
    <style:style style:name="TableColumn23" style:family="table-column">
      <style:table-column-properties style:column-width="0.5465in" style:use-optimal-column-width="false"/>
    </style:style>
    <style:style style:name="TableColumn24" style:family="table-column">
      <style:table-column-properties style:column-width="0.0895in" style:use-optimal-column-width="false"/>
    </style:style>
    <style:style style:name="TableColumn25" style:family="table-column">
      <style:table-column-properties style:column-width="0.1972in" style:use-optimal-column-width="false"/>
    </style:style>
    <style:style style:name="TableColumn26" style:family="table-column">
      <style:table-column-properties style:column-width="0.2951in" style:use-optimal-column-width="false"/>
    </style:style>
    <style:style style:name="TableColumn27" style:family="table-column">
      <style:table-column-properties style:column-width="1.3923in" style:use-optimal-column-width="false"/>
    </style:style>
    <style:style style:name="TableColumn28" style:family="table-column">
      <style:table-column-properties style:column-width="0.1826in" style:use-optimal-column-width="false"/>
    </style:style>
    <style:style style:name="TableColumn29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-0.3006in" table:align="left"/>
    </style:style>
    <style:style style:name="TableRow30" style:family="table-row">
      <style:table-row-properties style:min-row-height="0.1965in" style:use-optimal-row-height="false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LO-Normal" style:family="paragraph">
      <style:paragraph-properties fo:text-align="center" fo:margin-bottom="0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LO-Normal" style:family="paragraph">
      <style:paragraph-properties fo:text-align="center" fo:margin-bottom="0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LO-Normal" style:family="paragraph">
      <style:paragraph-properties fo:text-align="center" fo:margin-bottom="0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LO-Normal" style:family="paragraph">
      <style:paragraph-properties fo:text-align="center" fo:margin-bottom="0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LO-Normal" style:family="paragraph">
      <style:paragraph-properties fo:text-align="center" fo:margin-bottom="0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LO-Normal" style:family="paragraph">
      <style:paragraph-properties fo:text-align="center" fo:margin-bottom="0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LO-Normal" style:family="paragraph">
      <style:paragraph-properties fo:text-align="center" fo:margin-bottom="0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LO-Normal" style:family="paragraph">
      <style:paragraph-properties fo:text-align="center" fo:margin-bottom="0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LO-Normal" style:family="paragraph">
      <style:paragraph-properties fo:text-align="center" fo:margin-bottom="0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LO-Normal" style:family="paragraph">
      <style:paragraph-properties fo:text-align="center" fo:margin-bottom="0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LO-Normal" style:family="paragraph">
      <style:paragraph-properties fo:text-align="center" fo:margin-bottom="0in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LO-Normal" style:family="paragraph">
      <style:paragraph-properties fo:text-align="center" fo:margin-bottom="0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LO-Normal" style:family="paragraph">
      <style:paragraph-properties fo:text-align="center" fo:margin-bottom="0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LO-Normal" style:family="paragraph">
      <style:paragraph-properties fo:text-align="center" fo:margin-bottom="0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LO-Normal" style:family="paragraph">
      <style:paragraph-properties fo:text-align="center" fo:margin-bottom="0in"/>
    </style:style>
    <style:style style:name="TableRow61" style:family="table-row">
      <style:table-row-properties style:row-height="0.3097in" style:use-optimal-row-height="false"/>
    </style:style>
    <style:style style:name="TableCell6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3" style:parent-style-name="LO-Normal" style:family="paragraph">
      <style:text-properties fo:font-size="9pt" style:font-size-asian="9pt" style:font-size-complex="9pt"/>
    </style:style>
    <style:style style:name="TableCell6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" style:parent-style-name="LO-Normal" style:family="paragraph">
      <style:paragraph-properties fo:text-align="center" fo:margin-bottom="0in"/>
    </style:style>
    <style:style style:name="TableCell6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7" style:parent-style-name="LO-Normal" style:family="paragraph">
      <style:paragraph-properties fo:margin-bottom="0in"/>
    </style:style>
    <style:style style:name="T68" style:parent-style-name="Fonteparág.padrão" style:family="text">
      <style:text-properties fo:font-size="9pt" style:font-size-asian="9pt" style:font-size-complex="9pt"/>
    </style:style>
    <style:style style:name="TableCell6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0" style:parent-style-name="LO-Normal" style:family="paragraph">
      <style:paragraph-properties fo:text-align="center" fo:margin-bottom="0in"/>
    </style:style>
    <style:style style:name="TableCell7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2" style:parent-style-name="LO-Normal" style:family="paragraph">
      <style:paragraph-properties fo:text-align="center" fo:margin-bottom="0in"/>
    </style:style>
    <style:style style:name="T73" style:parent-style-name="Fonteparág.padrão" style:family="text">
      <style:text-properties fo:font-size="8pt" style:font-size-asian="8pt" style:font-size-complex="9pt"/>
    </style:style>
    <style:style style:name="TableCell7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5" style:parent-style-name="LO-Normal" style:family="paragraph">
      <style:paragraph-properties fo:text-align="center" fo:margin-bottom="0in"/>
    </style:style>
    <style:style style:name="TableCell7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7" style:parent-style-name="LO-Normal" style:family="paragraph">
      <style:paragraph-properties fo:text-align="center" fo:margin-bottom="0in"/>
    </style:style>
    <style:style style:name="T78" style:parent-style-name="Fonteparág.padrão" style:family="text">
      <style:text-properties fo:font-size="8pt" style:font-size-asian="8pt" style:font-size-complex="9pt"/>
    </style:style>
    <style:style style:name="TableCell7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0" style:parent-style-name="LO-Normal" style:family="paragraph">
      <style:paragraph-properties fo:text-align="center" fo:margin-bottom="0in"/>
    </style:style>
    <style:style style:name="TableCell8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2" style:parent-style-name="LO-Normal" style:family="paragraph">
      <style:text-properties fo:font-size="9pt" style:font-size-asian="9pt" style:font-size-complex="9pt"/>
    </style:style>
    <style:style style:name="TableCell8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4" style:parent-style-name="LO-Normal" style:family="paragraph">
      <style:text-properties fo:font-size="9pt" style:font-size-asian="9pt" style:font-size-complex="9pt"/>
    </style:style>
    <style:style style:name="TableRow85" style:family="table-row">
      <style:table-row-properties style:row-height="0.1215in" style:use-optimal-row-height="false"/>
    </style:style>
    <style:style style:name="TableCell8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7" style:parent-style-name="LO-Normal" style:family="paragraph">
      <style:text-properties fo:font-size="9pt" style:font-size-asian="9pt" style:font-size-complex="9pt"/>
    </style:style>
    <style:style style:name="TableCell8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text-properties fo:font-size="9pt" style:font-size-asian="9pt" style:font-size-complex="9pt"/>
    </style:style>
    <style:style style:name="TableCell9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1" style:parent-style-name="LO-Normal" style:family="paragraph">
      <style:text-properties fo:font-size="9pt" style:font-size-asian="9pt" style:font-size-complex="9pt"/>
    </style:style>
    <style:style style:name="TableCell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3" style:parent-style-name="LO-Normal" style:family="paragraph">
      <style:text-properties fo:font-size="9pt" style:font-size-asian="9pt" style:font-size-complex="9pt"/>
    </style:style>
    <style:style style:name="TableCell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text-properties fo:font-size="9pt" style:font-size-asian="9pt" style:font-size-complex="9pt"/>
    </style:style>
    <style:style style:name="TableCell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7" style:parent-style-name="LO-Normal" style:family="paragraph">
      <style:text-properties fo:font-size="9pt" style:font-size-asian="9pt" style:font-size-complex="9pt"/>
    </style:style>
    <style:style style:name="TableCell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9" style:parent-style-name="LO-Normal" style:family="paragraph">
      <style:text-properties fo:font-size="9pt" style:font-size-asian="9pt" style:font-size-complex="9pt"/>
    </style:style>
    <style:style style:name="TableCell1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4" style:family="table-column">
      <style:table-column-properties style:column-width="1.575in" style:use-optimal-column-width="false"/>
    </style:style>
    <style:style style:name="TableColumn105" style:family="table-column">
      <style:table-column-properties style:column-width="1.3784in" style:use-optimal-column-width="false"/>
    </style:style>
    <style:style style:name="TableColumn106" style:family="table-column">
      <style:table-column-properties style:column-width="0.8861in" style:use-optimal-column-width="false"/>
    </style:style>
    <style:style style:name="TableColumn107" style:family="table-column">
      <style:table-column-properties style:column-width="0.0527in" style:use-optimal-column-width="false"/>
    </style:style>
    <style:style style:name="TableColumn108" style:family="table-column">
      <style:table-column-properties style:column-width="1.2798in" style:use-optimal-column-width="false"/>
    </style:style>
    <style:style style:name="TableColumn109" style:family="table-column">
      <style:table-column-properties style:column-width="0.2951in" style:use-optimal-column-width="false"/>
    </style:style>
    <style:style style:name="TableColumn110" style:family="table-column">
      <style:table-column-properties style:column-width="1.575in" style:use-optimal-column-width="false"/>
    </style:style>
    <style:style style:name="TableColumn111" style:family="table-column">
      <style:table-column-properties style:column-width="0.8333in" style:use-optimal-column-width="false"/>
    </style:style>
    <style:style style:name="Table103" style:family="table">
      <style:table-properties style:width="7.8756in" fo:margin-left="0in" table:align="left"/>
    </style:style>
    <style:style style:name="TableRow112" style:family="table-row">
      <style:table-row-properties style:min-row-height="0.1298in" style:use-optimal-row-height="false" fo:keep-together="always"/>
    </style:style>
    <style:style style:name="TableCell11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6" style:family="table-row">
      <style:table-row-properties style:row-height="0.0694in" style:use-optimal-row-height="false"/>
    </style:style>
    <style:style style:name="TableCell117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8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19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1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2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3" style:family="table-row">
      <style:table-row-properties style:min-row-height="0.1576in" style:use-optimal-row-height="false"/>
    </style:style>
    <style:style style:name="TableCell12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text-align="center" fo:margin-bottom="0in"/>
    </style:style>
    <style:style style:name="T12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7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8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2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0" style:parent-style-name="LO-Normal" style:family="paragraph">
      <style:paragraph-properties fo:text-align="center" fo:margin-bottom="0in"/>
    </style:style>
    <style:style style:name="T13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2" style:family="table-row">
      <style:table-row-properties style:min-row-height="0.1972in" style:use-optimal-row-height="false"/>
    </style:style>
    <style:style style:name="TableCell13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4" style:parent-style-name="LO-Normal" style:family="paragraph">
      <style:paragraph-properties fo:margin-bottom="0in"/>
    </style:style>
    <style:style style:name="T13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6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7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39" style:family="table-row">
      <style:table-row-properties style:min-row-height="0.1972in" style:use-optimal-row-height="false"/>
    </style:style>
    <style:style style:name="TableCell14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1" style:parent-style-name="LO-Normal" style:family="paragraph">
      <style:paragraph-properties fo:margin-bottom="0in"/>
    </style:style>
    <style:style style:name="T142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4" style:parent-style-name="LO-Normal" style:family="paragraph">
      <style:paragraph-properties fo:margin-bottom="0in"/>
    </style:style>
    <style:style style:name="T14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6" style:family="table-row">
      <style:table-row-properties style:min-row-height="0.1972in" style:use-optimal-row-height="false"/>
    </style:style>
    <style:style style:name="TableCell14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8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49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0" style:parent-style-name="LO-Normal" style:family="paragraph">
      <style:paragraph-properties fo:margin-bottom="0in"/>
    </style:style>
    <style:style style:name="TableRow151" style:family="table-row">
      <style:table-row-properties style:min-row-height="0.1972in" style:use-optimal-row-height="false"/>
    </style:style>
    <style:style style:name="TableCell152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3" style:parent-style-name="LO-Normal" style:family="paragraph">
      <style:paragraph-properties fo:margin-bottom="0in"/>
    </style:style>
    <style:style style:name="T15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5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6" style:parent-style-name="LO-Normal" style:family="paragraph">
      <style:paragraph-properties fo:margin-bottom="0in"/>
    </style:style>
    <style:style style:name="T15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8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9" style:parent-style-name="LO-Normal" style:family="paragraph">
      <style:paragraph-properties fo:margin-bottom="0in"/>
    </style:style>
    <style:style style:name="T16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1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2" style:parent-style-name="LO-Normal" style:family="paragraph">
      <style:paragraph-properties fo:margin-bottom="0in"/>
    </style:style>
    <style:style style:name="T16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4" style:family="table-row">
      <style:table-row-properties style:min-row-height="0.1972in" style:use-optimal-row-height="false"/>
    </style:style>
    <style:style style:name="TableCell165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6" style:parent-style-name="LO-Normal" style:family="paragraph">
      <style:paragraph-properties fo:margin-bottom="0in"/>
    </style:style>
    <style:style style:name="T16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8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69" style:parent-style-name="LO-Normal" style:family="paragraph">
      <style:paragraph-properties fo:margin-bottom="0in"/>
    </style:style>
    <style:style style:name="T17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1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2" style:parent-style-name="LO-Normal" style:family="paragraph">
      <style:paragraph-properties fo:margin-bottom="0in"/>
    </style:style>
    <style:style style:name="T17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4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5" style:parent-style-name="LO-Normal" style:family="paragraph">
      <style:paragraph-properties fo:margin-bottom="0in"/>
    </style:style>
    <style:style style:name="T17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7" style:family="table-row">
      <style:table-row-properties style:row-height="0.0694in" style:use-optimal-row-height="false"/>
    </style:style>
    <style:style style:name="TableCell17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79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0" style:family="table-row">
      <style:table-row-properties style:row-height="0.1576in" style:use-optimal-row-height="false"/>
    </style:style>
    <style:style style:name="TableCell181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2" style:parent-style-name="LO-Normal" style:family="paragraph">
      <style:paragraph-properties fo:text-align="center" fo:margin-bottom="0in"/>
    </style:style>
    <style:style style:name="T18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4" style:family="table-row">
      <style:table-row-properties style:row-height="0.1576in" style:use-optimal-row-height="false"/>
    </style:style>
    <style:style style:name="TableCell185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6" style:parent-style-name="LO-Normal" style:family="paragraph">
      <style:paragraph-properties fo:text-align="center" fo:margin-bottom="0in"/>
    </style:style>
    <style:style style:name="T187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8" style:parent-style-name="LO-Normal" style:family="paragraph">
      <style:paragraph-properties fo:text-align="center" fo:margin-bottom="0in"/>
    </style:style>
    <style:style style:name="T189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0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1" style:parent-style-name="LO-Normal" style:family="paragraph">
      <style:paragraph-properties fo:text-align="center" fo:margin-bottom="0in"/>
    </style:style>
    <style:style style:name="T192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3" style:parent-style-name="LO-Normal" style:family="paragraph">
      <style:paragraph-properties fo:text-align="center" fo:margin-bottom="0in"/>
    </style:style>
    <style:style style:name="T194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5" style:family="table-row">
      <style:table-row-properties style:row-height="0.1965in" style:use-optimal-row-height="false"/>
    </style:style>
    <style:style style:name="TableCell196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7" style:parent-style-name="LO-Normal" style:family="paragraph">
      <style:paragraph-properties fo:margin-bottom="0in"/>
    </style:style>
    <style:style style:name="TableCell198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9" style:parent-style-name="LO-Normal" style:family="paragraph">
      <style:paragraph-properties fo:text-align="center" fo:margin-bottom="0in"/>
    </style:style>
    <style:style style:name="TableRow200" style:family="table-row">
      <style:table-row-properties style:min-row-height="0.1965in" style:use-optimal-row-height="false"/>
    </style:style>
    <style:style style:name="TableCell201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2" style:parent-style-name="LO-Normal" style:family="paragraph">
      <style:paragraph-properties fo:margin-bottom="0in"/>
    </style:style>
    <style:style style:name="TableCell203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4" style:parent-style-name="LO-Normal" style:family="paragraph">
      <style:paragraph-properties fo:text-align="center" fo:margin-bottom="0in"/>
    </style:style>
    <style:style style:name="P205" style:parent-style-name="LO-Normal" style:family="paragraph">
      <style:paragraph-properties fo:margin-bottom="0in" fo:margin-right="-1.1812in"/>
    </style:style>
    <style:style style:name="T206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08" style:family="table-column">
      <style:table-column-properties style:column-width="0.0527in" style:use-optimal-column-width="false"/>
    </style:style>
    <style:style style:name="TableColumn209" style:family="table-column">
      <style:table-column-properties style:column-width="0.1972in" style:use-optimal-column-width="false"/>
    </style:style>
    <style:style style:name="TableColumn210" style:family="table-column">
      <style:table-column-properties style:column-width="0.8861in" style:use-optimal-column-width="false"/>
    </style:style>
    <style:style style:name="TableColumn211" style:family="table-column">
      <style:table-column-properties style:column-width="0.0527in" style:use-optimal-column-width="false"/>
    </style:style>
    <style:style style:name="TableColumn212" style:family="table-column">
      <style:table-column-properties style:column-width="0.1437in" style:use-optimal-column-width="false"/>
    </style:style>
    <style:style style:name="TableColumn213" style:family="table-column">
      <style:table-column-properties style:column-width="0.2423in" style:use-optimal-column-width="false"/>
    </style:style>
    <style:style style:name="TableColumn214" style:family="table-column">
      <style:table-column-properties style:column-width="0.0986in" style:use-optimal-column-width="false"/>
    </style:style>
    <style:style style:name="TableColumn215" style:family="table-column">
      <style:table-column-properties style:column-width="0.4895in" style:use-optimal-column-width="false"/>
    </style:style>
    <style:style style:name="TableColumn216" style:family="table-column">
      <style:table-column-properties style:column-width="0.0187in" style:use-optimal-column-width="false"/>
    </style:style>
    <style:style style:name="TableColumn217" style:family="table-column">
      <style:table-column-properties style:column-width="0.0895in" style:use-optimal-column-width="false"/>
    </style:style>
    <style:style style:name="TableColumn218" style:family="table-column">
      <style:table-column-properties style:column-width="0.1361in" style:use-optimal-column-width="false"/>
    </style:style>
    <style:style style:name="TableColumn219" style:family="table-column">
      <style:table-column-properties style:column-width="0.0611in" style:use-optimal-column-width="false"/>
    </style:style>
    <style:style style:name="TableColumn220" style:family="table-column">
      <style:table-column-properties style:column-width="0.2951in" style:use-optimal-column-width="false"/>
    </style:style>
    <style:style style:name="TableColumn221" style:family="table-column">
      <style:table-column-properties style:column-width="1.0756in" style:use-optimal-column-width="false"/>
    </style:style>
    <style:style style:name="TableColumn222" style:family="table-column">
      <style:table-column-properties style:column-width="0.1965in" style:use-optimal-column-width="false"/>
    </style:style>
    <style:style style:name="TableColumn223" style:family="table-column">
      <style:table-column-properties style:column-width="0.1201in" style:use-optimal-column-width="false"/>
    </style:style>
    <style:style style:name="TableColumn224" style:family="table-column">
      <style:table-column-properties style:column-width="0.1826in" style:use-optimal-column-width="false"/>
    </style:style>
    <style:style style:name="TableColumn225" style:family="table-column">
      <style:table-column-properties style:column-width="0.5465in" style:use-optimal-column-width="false"/>
    </style:style>
    <style:style style:name="TableColumn226" style:family="table-column">
      <style:table-column-properties style:column-width="0.0895in" style:use-optimal-column-width="false"/>
    </style:style>
    <style:style style:name="TableColumn227" style:family="table-column">
      <style:table-column-properties style:column-width="0.1972in" style:use-optimal-column-width="false"/>
    </style:style>
    <style:style style:name="TableColumn228" style:family="table-column">
      <style:table-column-properties style:column-width="0.2951in" style:use-optimal-column-width="false"/>
    </style:style>
    <style:style style:name="TableColumn229" style:family="table-column">
      <style:table-column-properties style:column-width="1.3923in" style:use-optimal-column-width="false"/>
    </style:style>
    <style:style style:name="TableColumn230" style:family="table-column">
      <style:table-column-properties style:column-width="0.1826in" style:use-optimal-column-width="false"/>
    </style:style>
    <style:style style:name="TableColumn231" style:family="table-column">
      <style:table-column-properties style:column-width="0.8333in" style:use-optimal-column-width="false"/>
    </style:style>
    <style:style style:name="Table207" style:family="table">
      <style:table-properties style:width="7.8756in" fo:margin-left="0in" table:align="center"/>
    </style:style>
    <style:style style:name="TableRow232" style:family="table-row">
      <style:table-row-properties style:min-row-height="0.1965in" style:use-optimal-row-height="false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LO-Normal" style:family="paragraph">
      <style:paragraph-properties fo:text-align="center" fo:margin-bottom="0in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Row263" style:family="table-row">
      <style:table-row-properties style:row-height="0.3097in" style:use-optimal-row-height="false"/>
    </style:style>
    <style:style style:name="TableCell264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5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7" style:parent-style-name="LO-Normal" style:family="paragraph">
      <style:paragraph-properties fo:text-align="center" fo:margin-bottom="0in"/>
    </style:style>
    <style:style style:name="TableCell26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margin-bottom="0in"/>
    </style:style>
    <style:style style:name="T270" style:parent-style-name="Fonteparág.padrão" style:family="text">
      <style:text-properties fo:font-size="9pt" style:font-size-asian="9pt" style:font-size-complex="9pt"/>
    </style:style>
    <style:style style:name="TableCell27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2" style:parent-style-name="LO-Normal" style:family="paragraph">
      <style:paragraph-properties fo:text-align="center" fo:margin-bottom="0in"/>
    </style:style>
    <style:style style:name="TableCell27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275" style:parent-style-name="Fonteparág.padrão" style:family="text">
      <style:text-properties fo:font-size="8pt" style:font-size-asian="8pt" style:font-size-complex="9pt"/>
    </style:style>
    <style:style style:name="TableCell27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7" style:parent-style-name="LO-Normal" style:family="paragraph">
      <style:paragraph-properties fo:text-align="center" fo:margin-bottom="0in"/>
    </style:style>
    <style:style style:name="TableCell27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280" style:parent-style-name="Fonteparág.padrão" style:family="text">
      <style:text-properties fo:font-size="8pt" style:font-size-asian="8pt" style:font-size-complex="9pt"/>
    </style:style>
    <style:style style:name="TableCell28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2" style:parent-style-name="LO-Normal" style:family="paragraph">
      <style:paragraph-properties fo:text-align="center" fo:margin-bottom="0in"/>
    </style:style>
    <style:style style:name="TableCell283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text-properties fo:font-size="9pt" style:font-size-asian="9pt" style:font-size-complex="9pt"/>
    </style:style>
    <style:style style:name="TableCell285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Row287" style:family="table-row">
      <style:table-row-properties style:row-height="0.1597in" style:use-optimal-row-height="false"/>
    </style:style>
    <style:style style:name="TableCell288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89" style:parent-style-name="LO-Normal" style:family="paragraph">
      <style:text-properties fo:font-size="9pt" style:font-size-asian="9pt" style:font-size-complex="9pt"/>
    </style:style>
    <style:style style:name="TableCell290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4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1312" draw:style-name="a0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4"><draw:connector draw:type="line" svg:x1="-0.32301in" svg:y1="0.36393in" svg:x2="7.59713in" svg:y2="0.36393in" draw:z-index="251659264" draw:id="id0" draw:style-name="a1" draw:name="Conector reto 2" text:anchor-type="paragraph"><svg:title/><svg:desc/></draw:connector></text:span></text:p>
        <table:table table:style-name="Table5">
          <table:table-columns>
            <table:table-column table:style-name="TableColumn6"/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 table:number-columns-spanned="2">
              <text:p text:style-name="P32"/>
            </table:table-cell>
            <table:covered-table-cell/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  <table:table-cell table:style-name="TableCell37">
              <text:p text:style-name="P38"/>
            </table:table-cell>
            <table:table-cell table:style-name="TableCell39" table:number-columns-spanned="4">
              <text:p text:style-name="P40"/>
            </table:table-cell>
            <table:covered-table-cell/>
            <table:covered-table-cell/>
            <table:covered-table-cell/>
            <table:table-cell table:style-name="TableCell41">
              <text:p text:style-name="P42"/>
            </table:table-cell>
            <table:table-cell table:style-name="TableCell43" table:number-columns-spanned="2">
              <text:p text:style-name="P44"/>
            </table:table-cell>
            <table:covered-table-cell/>
            <table:table-cell table:style-name="TableCell45">
              <text:p text:style-name="P46"/>
            </table:table-cell>
            <table:table-cell table:style-name="TableCell47" table:number-columns-spanned="3">
              <text:p text:style-name="P48"/>
            </table:table-cell>
            <table:covered-table-cell/>
            <table:covered-table-cell/>
            <table:table-cell table:style-name="TableCell49">
              <text:p text:style-name="P50"/>
            </table:table-cell>
            <table:table-cell table:style-name="TableCell51" table:number-columns-spanned="3">
              <text:p text:style-name="P52"/>
            </table:table-cell>
            <table:covered-table-cell/>
            <table:covered-table-cell/>
            <table:table-cell table:style-name="TableCell53">
              <text:p text:style-name="P54"/>
            </table:table-cell>
            <table:table-cell table:style-name="TableCell55">
              <text:p text:style-name="P56"/>
            </table:table-cell>
            <table:table-cell table:style-name="TableCell57">
              <text:p text:style-name="P58"/>
            </table:table-cell>
            <table:table-cell table:style-name="TableCell59">
              <text:p text:style-name="P60"/>
            </table:table-cell>
          </table:table-row>
          <table:table-row table:style-name="TableRow61">
            <table:table-cell table:style-name="TableCell62">
              <text:p text:style-name="P63"/>
            </table:table-cell>
            <table:table-cell table:style-name="TableCell64" table:number-columns-spanned="5">
              <text:p text:style-name="P65">Arujá</text:p>
            </table:table-cell>
            <table:covered-table-cell/>
            <table:covered-table-cell/>
            <table:covered-table-cell/>
            <table:covered-table-cell/>
            <table:table-cell table:style-name="TableCell66">
              <text:p text:style-name="P67"><text:span text:style-name="T68">,</text:span></text:p>
            </table:table-cell>
            <table:table-cell table:style-name="TableCell69">
              <text:p text:style-name="P70">23</text:p>
            </table:table-cell>
            <table:table-cell table:style-name="TableCell71" table:number-columns-spanned="3">
              <text:p text:style-name="P72"><text:span text:style-name="T73">de</text:span></text:p>
            </table:table-cell>
            <table:covered-table-cell/>
            <table:covered-table-cell/>
            <table:table-cell table:style-name="TableCell74" table:number-columns-spanned="3">
              <text:p text:style-name="P75">Julho</text:p>
            </table:table-cell>
            <table:covered-table-cell/>
            <table:covered-table-cell/>
            <table:table-cell table:style-name="TableCell76">
              <text:p text:style-name="P77"><text:span text:style-name="T78">de</text:span></text:p>
            </table:table-cell>
            <table:table-cell table:style-name="TableCell79" table:number-columns-spanned="3">
              <text:p text:style-name="P80">2024</text:p>
            </table:table-cell>
            <table:covered-table-cell/>
            <table:covered-table-cell/>
            <table:table-cell table:style-name="TableCell81" table:number-rows-spanned="2">
              <text:p text:style-name="P82"/>
            </table:table-cell>
            <table:table-cell table:style-name="TableCell83" table:number-columns-spanned="5">
              <text:p text:style-name="P84"/>
            </table:table-cell>
            <table:covered-table-cell/>
            <table:covered-table-cell/>
            <table:covered-table-cell/>
            <table:covered-table-cell/>
          </table:table-row>
          <table:table-row table:style-name="TableRow85">
            <table:table-cell table:style-name="TableCell86">
              <text:p text:style-name="P87"/>
            </table:table-cell>
            <table:table-cell table:style-name="TableCell88" table:number-columns-spanned="5">
              <text:p text:style-name="P89"/>
            </table:table-cell>
            <table:covered-table-cell/>
            <table:covered-table-cell/>
            <table:covered-table-cell/>
            <table:covered-table-cell/>
            <table:table-cell table:style-name="TableCell90">
              <text:p text:style-name="P91"/>
            </table:table-cell>
            <table:table-cell table:style-name="TableCell92">
              <text:p text:style-name="P93"/>
            </table:table-cell>
            <table:table-cell table:style-name="TableCell94" table:number-columns-spanned="3">
              <text:p text:style-name="P95"/>
            </table:table-cell>
            <table:covered-table-cell/>
            <table:covered-table-cell/>
            <table:table-cell table:style-name="TableCell96" table:number-columns-spanned="3">
              <text:p text:style-name="P97"/>
            </table:table-cell>
            <table:covered-table-cell/>
            <table:covered-table-cell/>
            <table:table-cell table:style-name="TableCell98">
              <text:p text:style-name="P99"/>
            </table:table-cell>
            <table:table-cell table:style-name="TableCell100" table:number-columns-spanned="3">
              <text:p text:style-name="P101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2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3">
          <table:table-columns>
            <table:table-column table:style-name="TableColumn104"/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</table:table-columns>
          <table:table-row table:style-name="TableRow112">
            <table:table-cell table:style-name="TableCell113" table:number-columns-spanned="8">
              <text:p text:style-name="P114"><text:span text:style-name="T115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6">
            <table:table-cell table:style-name="TableCell117" table:number-columns-spanned="3">
              <text:p text:style-name="P118"/>
            </table:table-cell>
            <table:covered-table-cell/>
            <table:covered-table-cell/>
            <table:table-cell table:style-name="TableCell119">
              <text:p text:style-name="P120"/>
            </table:table-cell>
            <table:table-cell table:style-name="TableCell121" table:number-columns-spanned="4">
              <text:p text:style-name="P122"/>
            </table:table-cell>
            <table:covered-table-cell/>
            <table:covered-table-cell/>
            <table:covered-table-cell/>
          </table:table-row>
          <table:table-row table:style-name="TableRow123">
            <table:table-cell table:style-name="TableCell124" table:number-columns-spanned="3">
              <text:p text:style-name="P125"><text:span text:style-name="T126">R E M E T E N T E</text:span></text:p>
            </table:table-cell>
            <table:covered-table-cell/>
            <table:covered-table-cell/>
            <table:table-cell table:style-name="TableCell127" table:number-rows-spanned="6">
              <text:p text:style-name="P128"/>
            </table:table-cell>
            <table:table-cell table:style-name="TableCell129" table:number-columns-spanned="4">
              <text:p text:style-name="P130"><text:span text:style-name="T131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2">
            <table:table-cell table:style-name="TableCell133" table:number-columns-spanned="3">
              <text:p text:style-name="P134"><text:span text:style-name="T135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6" table:number-columns-spanned="4">
              <text:p text:style-name="P137"><text:span text:style-name="T138">NOME: correios</text:span></text:p>
            </table:table-cell>
            <table:covered-table-cell/>
            <table:covered-table-cell/>
            <table:covered-table-cell/>
          </table:table-row>
          <table:table-row table:style-name="TableRow139">
            <table:table-cell table:style-name="TableCell140" table:number-columns-spanned="3">
              <text:p text:style-name="P141"><text:span text:style-name="T142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3" table:number-columns-spanned="4">
              <text:p text:style-name="P144"><text:span text:style-name="T145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6">
            <table:table-cell table:style-name="TableCell147" table:number-columns-spanned="3">
              <text:p text:style-name="P148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9" table:number-columns-spanned="4">
              <text:p text:style-name="P150"/>
            </table:table-cell>
            <table:covered-table-cell/>
            <table:covered-table-cell/>
            <table:covered-table-cell/>
          </table:table-row>
          <table:table-row table:style-name="TableRow151">
            <table:table-cell table:style-name="TableCell152" table:number-columns-spanned="2">
              <text:p text:style-name="P153"><text:span text:style-name="T154">CIDADE: ARUJÁ</text:span></text:p>
            </table:table-cell>
            <table:covered-table-cell/>
            <table:table-cell table:style-name="TableCell155">
              <text:p text:style-name="P156"><text:span text:style-name="T157">UF: SP</text:span></text:p>
            </table:table-cell>
            <table:covered-table-cell>
              <text:p text:style-name="Normal"/>
            </table:covered-table-cell>
            <table:table-cell table:style-name="TableCell158" table:number-columns-spanned="3">
              <text:p text:style-name="P159"><text:span text:style-name="T160">CIDADE: Itaquaquecetuba</text:span></text:p>
            </table:table-cell>
            <table:covered-table-cell/>
            <table:covered-table-cell/>
            <table:table-cell table:style-name="TableCell161">
              <text:p text:style-name="P162"><text:span text:style-name="T163">UF: <text:s/>SP</text:span></text:p>
            </table:table-cell>
          </table:table-row>
          <table:table-row table:style-name="TableRow164">
            <table:table-cell table:style-name="TableCell165">
              <text:p text:style-name="P166"><text:span text:style-name="T167">CEP: 07401-075</text:span></text:p>
            </table:table-cell>
            <table:table-cell table:style-name="TableCell168" table:number-columns-spanned="2">
              <text:p text:style-name="P169"><text:span text:style-name="T170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1" table:number-columns-spanned="2">
              <text:p text:style-name="P172"><text:span text:style-name="T173">CEP:08589310</text:span></text:p>
            </table:table-cell>
            <table:covered-table-cell/>
            <table:table-cell table:style-name="TableCell174" table:number-columns-spanned="2">
              <text:p text:style-name="P175"><text:span text:style-name="T176">CPF/CNPJ/DOC.ESTRANGEIRO:<text:s/></text:span></text:p>
            </table:table-cell>
            <table:covered-table-cell/>
          </table:table-row>
          <table:table-row table:style-name="TableRow177">
            <table:table-cell table:style-name="TableCell178" table:number-columns-spanned="8">
              <text:p text:style-name="P17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0">
            <table:table-cell table:style-name="TableCell181" table:number-columns-spanned="8">
              <text:p text:style-name="P182"><text:span text:style-name="T183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4">
            <table:table-cell table:style-name="TableCell185" table:number-columns-spanned="5">
              <text:p text:style-name="P186"><text:span text:style-name="T187">RASTREIOS</text:span></text:p>
              <text:p text:style-name="P188"><text:span text:style-name="T189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0" table:number-columns-spanned="3">
              <text:p text:style-name="P191"><text:span text:style-name="T192">DECLARAÇÕES</text:span></text:p>
              <text:p text:style-name="P193"><text:span text:style-name="T194">VALOR</text:span></text:p>
            </table:table-cell>
            <table:covered-table-cell/>
            <table:covered-table-cell/>
          </table:table-row>
          <table:table-row table:style-name="TableRow195">
            <table:table-cell table:style-name="TableCell196" table:number-columns-spanned="5">
              <text:p text:style-name="P197">185<text:s/>Mercado Livre (1°Carro)</text:p>
            </table:table-cell>
            <table:covered-table-cell/>
            <table:covered-table-cell/>
            <table:covered-table-cell/>
            <table:covered-table-cell/>
            <table:table-cell table:style-name="TableCell198" table:number-columns-spanned="3">
              <text:p text:style-name="P199">0</text:p>
            </table:table-cell>
            <table:covered-table-cell/>
            <table:covered-table-cell/>
          </table:table-row>
          <table:table-row table:style-name="TableRow200">
            <table:table-cell table:style-name="TableCell201" table:number-columns-spanned="5">
              <text:p text:style-name="P202">108<text:s/>Mercado Livre (2°Carro)</text:p>
            </table:table-cell>
            <table:covered-table-cell/>
            <table:covered-table-cell/>
            <table:covered-table-cell/>
            <table:covered-table-cell/>
            <table:table-cell table:style-name="TableCell203" table:number-columns-spanned="3">
              <text:p text:style-name="P204"/>
            </table:table-cell>
            <table:covered-table-cell/>
            <table:covered-table-cell/>
          </table:table-row>
        </table:table>
        <text:p text:style-name="P205"><text:span text:style-name="T206"><draw:frame draw:z-index="251663360" draw:style-name="a2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7">
          <table:table-columns>
            <table:table-column table:style-name="TableColumn208"/>
            <table:table-column table:style-name="TableColumn209"/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</table:table-columns>
          <table:table-row table:style-name="TableRow232">
            <table:table-cell table:style-name="TableCell233" table:number-columns-spanned="2">
              <text:p text:style-name="P234"/>
            </table:table-cell>
            <table:covered-table-cell/>
            <table:table-cell table:style-name="TableCell235">
              <text:p text:style-name="P236"/>
            </table:table-cell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 table:number-columns-spanned="4">
              <text:p text:style-name="P242"/>
            </table:table-cell>
            <table:covered-table-cell/>
            <table:covered-table-cell/>
            <table:covered-table-cell/>
            <table:table-cell table:style-name="TableCell243">
              <text:p text:style-name="P244"/>
            </table:table-cell>
            <table:table-cell table:style-name="TableCell245" table:number-columns-spanned="2">
              <text:p text:style-name="P246"/>
            </table:table-cell>
            <table:covered-table-cell/>
            <table:table-cell table:style-name="TableCell247">
              <text:p text:style-name="P248"/>
            </table:table-cell>
            <table:table-cell table:style-name="TableCell249" table:number-columns-spanned="3">
              <text:p text:style-name="P250"/>
            </table:table-cell>
            <table:covered-table-cell/>
            <table:covered-table-cell/>
            <table:table-cell table:style-name="TableCell251">
              <text:p text:style-name="P252"/>
            </table:table-cell>
            <table:table-cell table:style-name="TableCell253" table:number-columns-spanned="3">
              <text:p text:style-name="P254"/>
            </table:table-cell>
            <table:covered-table-cell/>
            <table:covered-table-cell/>
            <table:table-cell table:style-name="TableCell255">
              <text:p text:style-name="P256"/>
            </table:table-cell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</table:table-row>
          <table:table-row table:style-name="TableRow263">
            <table:table-cell table:style-name="TableCell264">
              <text:p text:style-name="LO-Normal"><text:span text:style-name="T265"><draw:connector draw:type="line" svg:x1="-0.0125in" svg:y1="-0.04514in" svg:x2="7.85208in" svg:y2="-0.04514in" draw:z-index="251664384" draw:id="id1" draw:style-name="a3" draw:name="Conector reto 4" text:anchor-type="paragraph"><svg:title/><svg:desc/></draw:connector></text:span></text:p>
            </table:table-cell>
            <table:table-cell table:style-name="TableCell266" table:number-columns-spanned="5">
              <text:p text:style-name="P267">Arujá</text:p>
            </table:table-cell>
            <table:covered-table-cell/>
            <table:covered-table-cell/>
            <table:covered-table-cell/>
            <table:covered-table-cell/>
            <table:table-cell table:style-name="TableCell268">
              <text:p text:style-name="P269"><text:span text:style-name="T270">,</text:span></text:p>
            </table:table-cell>
            <table:table-cell table:style-name="TableCell271">
              <text:p text:style-name="P272">23</text:p>
            </table:table-cell>
            <table:table-cell table:style-name="TableCell273" table:number-columns-spanned="3">
              <text:p text:style-name="P274"><text:span text:style-name="T275">de</text:span></text:p>
            </table:table-cell>
            <table:covered-table-cell/>
            <table:covered-table-cell/>
            <table:table-cell table:style-name="TableCell276" table:number-columns-spanned="3">
              <text:p text:style-name="P277">Julho</text:p>
            </table:table-cell>
            <table:covered-table-cell/>
            <table:covered-table-cell/>
            <table:table-cell table:style-name="TableCell278">
              <text:p text:style-name="P279"><text:span text:style-name="T280">de</text:span></text:p>
            </table:table-cell>
            <table:table-cell table:style-name="TableCell281" table:number-columns-spanned="3">
              <text:p text:style-name="P282">2024</text:p>
            </table:table-cell>
            <table:covered-table-cell/>
            <table:covered-table-cell/>
            <table:table-cell table:style-name="TableCell283" table:number-rows-spanned="2">
              <text:p text:style-name="P284"/>
            </table:table-cell>
            <table:table-cell table:style-name="TableCell285" table:number-columns-spanned="5">
              <text:p text:style-name="P286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7">
            <table:table-cell table:style-name="TableCell288">
              <text:p text:style-name="P289"/>
            </table:table-cell>
            <table:table-cell table:style-name="TableCell290" table:number-columns-spanned="5">
              <text:p text:style-name="P291"/>
            </table:table-cell>
            <table:covered-table-cell/>
            <table:covered-table-cell/>
            <table:covered-table-cell/>
            <table:covered-table-cell/>
            <table:table-cell table:style-name="TableCell292">
              <text:p text:style-name="P293"/>
            </table:table-cell>
            <table:table-cell table:style-name="TableCell294">
              <text:p text:style-name="P295"/>
            </table:table-cell>
            <table:table-cell table:style-name="TableCell296" table:number-columns-spanned="3">
              <text:p text:style-name="P297"/>
            </table:table-cell>
            <table:covered-table-cell/>
            <table:covered-table-cell/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>
              <text:p text:style-name="P301"/>
            </table:table-cell>
            <table:table-cell table:style-name="TableCell302" table:number-columns-spanned="3">
              <text:p text:style-name="P303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4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23T18:46:00Z</meta:creation-date>
    <dc:date>2024-07-23T18:46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2" meta:paragraph-count="8" meta:word-count="636" meta:character-count="4067" meta:row-count="28" meta:non-whitespace-character-count="3439"/>
  </office:meta>
</office:document-meta>
</file>